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000000110EBA9E4CCC7E116C9.png" manifest:media-type="image/png"/>
  <manifest:file-entry manifest:full-path="Pictures/10000000000003C5000001F4F26D0FB2D3E6EA0B.png" manifest:media-type="image/png"/>
  <manifest:file-entry manifest:full-path="Pictures/10000000000003CC000000EB22B35702421E4CA9.png" manifest:media-type="image/png"/>
  <manifest:file-entry manifest:full-path="Pictures/10000000000003C5000001B28CC1AD08BB94A5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b905" officeooo:paragraph-rsid="001ab90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77</text:p>
      <text:p text:style-name="Standard"/>
      <text:p text:style-name="Standard"><draw:frame draw:style-name="fr1" draw:name="Imagem 8" text:anchor-type="as-char" svg:width="15cm" svg:height="4.473cm" draw:z-index="0"><draw:image xlink:href="Pictures/100000000000039000000110EBA9E4CCC7E116C9.png" xlink:type="simple" xlink:show="embed" xlink:actuate="onLoad"/></draw:frame></text:p>
      <text:p text:style-name="Standard"/>
      <text:p text:style-name="Standard"><draw:frame draw:style-name="fr2" draw:name="Figura1" text:anchor-type="paragraph" svg:width="17cm" svg:height="4.11cm" draw:z-index="1"><draw:image xlink:href="Pictures/10000000000003CC000000EB22B35702421E4CA9.png" xlink:type="simple" xlink:show="embed" xlink:actuate="onLoad"/></draw:frame></text:p>
      <text:p text:style-name="Standard"><draw:frame draw:style-name="fr2" draw:name="Figura2" text:anchor-type="paragraph" svg:width="17cm" svg:height="7.645cm" draw:z-index="2"><draw:image xlink:href="Pictures/10000000000003C5000001B28CC1AD08BB94A510.png" xlink:type="simple" xlink:show="embed" xlink:actuate="onLoad"/></draw:frame></text:p>
      <text:p text:style-name="Standard"><draw:frame draw:style-name="fr2" draw:name="Figura3" text:anchor-type="paragraph" svg:width="17cm" svg:height="8.807cm" draw:z-index="3"><draw:image xlink:href="Pictures/10000000000003C5000001F4F26D0FB2D3E6EA0B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15:40.874000000</meta:creation-date>
    <dc:date>2018-04-03T16:22:52.200000000</dc:date>
    <meta:editing-duration>PT7M10S</meta:editing-duration>
    <meta:editing-cycles>4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2" meta:word-count="1" meta:character-count="2" meta:non-whitespace-character-count="2"/>
  </office:meta>
</office:document-meta>
</file>